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stroke="none" svg:stroke-color="#000000" draw:fill="none" draw:fill-color="#ffffff" fo:min-height="0.9cm" draw:shadow="hidden"/>
    </style:style>
    <style:style style:name="gr10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744cm" fo:min-width="6.494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10.55cm" fo:min-width="16.9cm"/>
    </style:style>
    <style:style style:name="gr12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744cm" fo:min-width="3.194cm" draw:shadow="hidden"/>
    </style:style>
    <style:style style:name="gr13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4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.564cm" fo:min-width="12.414cm" draw:shadow="hidden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draw:stroke="none" svg:stroke-color="#000000" draw:fill="none" draw:fill-color="#ffffff" fo:min-height="4.267cm" draw:shadow="hidden"/>
    </style:style>
    <style:style style:name="gr17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6.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.564cm" fo:min-width="7.014cm" draw:shadow="hidden"/>
    </style:style>
    <style:style style:name="gr23" style:family="graphic" style:parent-style-name="standard">
      <style:graphic-properties draw:stroke="none" svg:stroke-color="#000000" draw:fill="none" draw:fill-color="#ffffff" fo:min-height="0.65cm"/>
    </style:style>
    <style:style style:name="gr24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744cm" fo:min-width="3.895cm" draw:shadow="hidden"/>
    </style:style>
    <style:style style:name="gr25" style:family="graphic" style:parent-style-name="standard">
      <style:graphic-properties draw:stroke="none" svg:stroke-color="#000000" draw:fill="none" draw:fill-color="#ffffff" fo:min-height="1.423cm"/>
    </style:style>
    <style:style style:name="gr26" style:family="graphic" style:parent-style-name="standard">
      <style:graphic-properties draw:stroke="none" svg:stroke-color="#000000" draw:fill="none" draw:fill-color="#ffffff" fo:min-height="1.606cm" draw:shadow="hidden"/>
    </style:style>
    <style:style style:name="gr27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924cm" fo:min-width="3.87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66" fo:font-size="24pt" style:font-size-asian="24pt" style:font-size-complex="24pt"/>
    </style:style>
    <style:style style:name="P3" style:family="paragraph">
      <style:paragraph-properties fo:text-align="center"/>
      <style:text-properties fo:color="#ffff00" fo:font-size="16pt" style:font-size-asian="16pt" style:font-size-complex="16pt"/>
    </style:style>
    <style:style style:name="P4" style:family="paragraph">
      <style:paragraph-properties fo:text-align="center"/>
      <style:text-properties fo:color="#ffff00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ffff00" fo:font-size="18pt"/>
    </style:style>
    <style:style style:name="P8" style:family="paragraph">
      <style:text-properties fo:font-size="18pt"/>
    </style:style>
    <style:style style:name="P9" style:family="paragraph">
      <style:text-properties fo:color="#ffffff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ffff66" fo:font-size="24pt" style:font-size-asian="24pt" style:font-size-complex="24pt"/>
    </style:style>
    <style:style style:name="T2" style:family="text">
      <style:text-properties fo:color="#ffff00" fo:font-size="16pt" style:font-size-asian="16pt" style:font-size-complex="16pt"/>
    </style:style>
    <style:style style:name="T3" style:family="text">
      <style:text-properties fo:color="#ffff0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color="#ffff00" fo:font-size="18pt"/>
    </style:style>
    <style:style style:name="T7" style:family="text">
      <style:text-properties fo:color="#ffffff"/>
    </style:style>
    <style:style style:name="T8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7.4cm" svg:height="10.8cm" svg:x="1.8cm" svg:y="1.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4cm" svg:height="10.8cm" svg:x="1.9cm" svg:y="14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9.1cm" svg:height="1.95cm" svg:x="3.3cm" svg:y="2.8cm">
          <draw:text-box>
            <text:p/>
          </draw:text-box>
        </draw:frame>
        <draw:frame draw:style-name="gr3" draw:layer="layout" svg:width="0.502cm" svg:height="1.187cm" svg:x="2.05cm" svg:y="4.2cm">
          <draw:text-box>
            <text:p/>
          </draw:text-box>
        </draw:frame>
        <draw:frame draw:style-name="gr4" draw:text-style-name="P2" draw:layer="layout" svg:width="17.4cm" svg:height="1.195cm" svg:x="1.8cm" svg:y="1.805cm">
          <draw:text-box>
            <text:p text:style-name="P1"><text:span text:style-name="T1">BANCO REAL</text:span></text:p>
          </draw:text-box>
        </draw:frame>
        <draw:frame draw:style-name="gr4" draw:text-style-name="P2" draw:layer="layout" svg:width="17.4cm" svg:height="1.195cm" svg:x="1.9cm" svg:y="14.605cm">
          <draw:text-box>
            <text:p text:style-name="P1"><text:span text:style-name="T1">BANCO REAL</text:span></text:p>
          </draw:text-box>
        </draw:frame>
        <draw:frame draw:style-name="gr5" draw:layer="layout" svg:width="0.1cm" svg:height="1.187cm" svg:x="9.7cm" svg:y="7.4cm">
          <draw:text-box>
            <text:p/>
          </draw:text-box>
        </draw:frame>
        <draw:frame draw:style-name="gr3" draw:layer="layout" svg:width="0.502cm" svg:height="1.187cm" svg:x="0.6cm" svg:y="3.8cm">
          <draw:text-box>
            <text:p/>
          </draw:text-box>
        </draw:frame>
        <draw:frame draw:style-name="gr6" draw:text-style-name="P3" draw:layer="layout" svg:width="16cm" svg:height="1.7cm" svg:x="2.3cm" svg:y="5.4cm">
          <draw:text-box>
            <text:p text:style-name="P1"><text:span text:style-name="T2">INSIRA O CARTÃO, DIGITAL OU SELECIONE A FORMA DE ACESSO A CONTA</text:span></text:p>
          </draw:text-box>
        </draw:frame>
        <draw:custom-shape draw:style-name="gr7" draw:text-style-name="P4" draw:layer="layout" svg:width="3.9cm" svg:height="1.4cm" svg:x="4.7cm" svg:y="9.2cm">
          <text:p text:style-name="P1"><text:span text:style-name="T3">Nº Co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9cm" svg:height="1.4cm" svg:x="12cm" svg:y="9.2cm">
          <text:p text:style-name="P1"><text:span text:style-name="T3">CP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8.5cm" svg:y="18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8.5cm" svg:y="1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5.3cm" svg:y="18.6cm">
          <draw:text-box>
            <text:p>Nº Conta:</text:p>
          </draw:text-box>
        </draw:frame>
        <draw:custom-shape draw:style-name="gr8" draw:text-style-name="P1" draw:layer="layout" svg:width="7.6cm" svg:height="0.9cm" svg:x="8.502cm" svg:y="18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5.3cm" svg:y="19.7cm">
          <draw:text-box>
            <text:p><text:s text:c="4"/>Senha:</text:p>
          </draw:text-box>
        </draw:frame>
      </draw:page>
      <draw:page draw:name="page2" draw:style-name="dp1" draw:master-page-name="Padrão">
        <draw:custom-shape draw:style-name="gr1" draw:text-style-name="P1" draw:layer="layout" svg:width="17.4cm" svg:height="10.8cm" svg:x="1.9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9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8.5cm" svg:y="7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8.5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4.7cm" svg:height="1.15cm" svg:x="5.4cm" svg:y="5.8cm">
          <draw:text-box>
            <text:p><text:s text:c="6"/>CPF :</text:p>
          </draw:text-box>
        </draw:frame>
        <draw:frame draw:style-name="gr9" draw:layer="layout" svg:width="3.5cm" svg:height="1.15cm" svg:x="5.4cm" svg:y="7.05cm">
          <draw:text-box>
            <text:p><text:s text:c="4"/>Senha:</text:p>
          </draw:text-box>
        </draw:frame>
        <draw:custom-shape draw:style-name="gr1" draw:text-style-name="P1" draw:layer="layout" svg:width="17.4cm" svg:height="10.8cm" svg:x="1.9cm" svg:y="15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5.1cm">
          <draw:text-box>
            <text:p text:style-name="P1"><text:span text:style-name="T1">BANCO REAL</text:span></text:p>
          </draw:text-box>
        </draw:frame>
        <draw:frame draw:style-name="gr9" draw:text-style-name="P5" draw:layer="layout" svg:width="16.9cm" svg:height="1.15cm" svg:x="2.1cm" svg:y="16.5cm">
          <draw:text-box>
            <text:p text:style-name="P1"><text:span text:style-name="T4">Selecione a operação desejada:</text:span></text:p>
          </draw:text-box>
        </draw:frame>
        <draw:custom-shape draw:style-name="gr7" draw:text-style-name="P4" draw:layer="layout" svg:width="7.1cm" svg:height="1.1cm" svg:x="2.2cm" svg:y="18.7cm">
          <text:p text:style-name="P1"><text:span text:style-name="T3">Transferênc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1cm" svg:height="1.1cm" svg:x="2.2cm" svg:y="20.4cm">
          <text:p text:style-name="P1"><text:span text:style-name="T3">Ex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1cm" svg:height="1.1cm" svg:x="2.2cm" svg:y="22.1cm">
          <text:p text:style-name="P1"><text:span text:style-name="T3">Sa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1cm" svg:height="1.1cm" svg:x="11.6cm" svg:y="18.7cm">
          <text:p text:style-name="P1"><text:span text:style-name="T3">Pagamen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1cm" svg:height="1.1cm" svg:x="11.6cm" svg:y="20.4cm">
          <text:p text:style-name="P1"><text:span text:style-name="T3">Sal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cm" svg:height="1.1cm" svg:x="14.9cm" svg:y="24.5cm">
          <text:p text:style-name="P1"><text:span text:style-name="T3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cm" svg:height="1.1cm" svg:x="15.2cm" svg:y="11.1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7.1cm" svg:height="1.1cm" svg:x="11.6cm" svg:y="22.1cm">
          <text:p text:style-name="P1"><text:span text:style-name="T3">Depo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custom-shape draw:style-name="gr1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1"><text:span text:style-name="T1">BANCO REAL</text:span></text:p>
          </draw:text-box>
        </draw:frame>
        <draw:frame draw:style-name="gr9" draw:text-style-name="P6" draw:layer="layout" svg:width="17.2cm" svg:height="1.15cm" svg:x="2cm" svg:y="3.2cm">
          <draw:text-box>
            <text:p text:style-name="P1"><text:span text:style-name="T5">TRANFERENCIA</text:span></text:p>
          </draw:text-box>
        </draw:frame>
        <draw:custom-shape draw:style-name="gr12" draw:text-style-name="P7" draw:layer="layout" svg:width="3.8cm" svg:height="1.1cm" svg:x="15.1cm" svg:y="11.1cm">
          <text:p text:style-name="P1"><text:span text:style-name="T6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6.7cm" svg:height="1.673cm" svg:x="7.542cm" svg:y="4.996cm">
          <draw:text-box>
            <text:p><text:span text:style-name="T5">Selecione a origem:</text:span></text:p>
          </draw:text-box>
        </draw:frame>
        <draw:custom-shape draw:style-name="gr12" draw:text-style-name="P7" draw:layer="layout" svg:width="3.8cm" svg:height="1.1cm" svg:x="5.2cm" svg:y="8cm">
          <text:p text:style-name="P1"><text:span text:style-name="T6">Poup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3.8cm" svg:height="1.1cm" svg:x="12cm" svg:y="8cm">
          <text:p text:style-name="P1"><text:span text:style-name="T6">Corr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1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1"><text:span text:style-name="T1">BANCO REAL</text:span></text:p>
          </draw:text-box>
        </draw:frame>
        <draw:frame draw:style-name="gr9" draw:text-style-name="P6" draw:layer="layout" svg:width="17.2cm" svg:height="1.15cm" svg:x="2cm" svg:y="3.2cm">
          <draw:text-box>
            <text:p text:style-name="P1"><text:span text:style-name="T5">TRANSFERÊNCIA</text:span></text:p>
          </draw:text-box>
        </draw:frame>
        <draw:custom-shape draw:style-name="gr12" draw:text-style-name="P7" draw:layer="layout" svg:width="3.8cm" svg:height="1.1cm" svg:x="15.1cm" svg:y="11.1cm">
          <text:p text:style-name="P1"><text:span text:style-name="T6">Prosseg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5.8cm" svg:height="1.673cm" svg:x="2.8cm" svg:y="4.996cm">
          <draw:text-box>
            <text:p><text:span text:style-name="T5">Conta de destino selecionada, pertence a outra pessoa. Digite uma observação. </text:span></text:p>
          </draw:text-box>
        </draw:frame>
        <draw:custom-shape draw:style-name="gr12" draw:text-style-name="P7" draw:layer="layout" svg:width="3.8cm" svg:height="1.1cm" svg:x="2.8cm" svg:y="11.3cm">
          <text:p text:style-name="P1"><text:span text:style-name="T6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3cm" svg:height="0.9cm" svg:x="3.9cm" svg:y="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custom-shape draw:style-name="gr1" draw:text-style-name="P1" draw:layer="layout" svg:width="17.4cm" svg:height="10.8cm" svg:x="1.9cm" svg:y="16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6.8cm">
          <draw:text-box>
            <text:p text:style-name="P1"><text:span text:style-name="T1">BANCO REAL</text:span></text:p>
          </draw:text-box>
        </draw:frame>
        <draw:custom-shape draw:style-name="gr1" draw:text-style-name="P1" draw:layer="layout" svg:width="17.4cm" svg:height="10.8cm" svg:x="1.9cm" svg:y="3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3.7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10.2cm" svg:y="8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1cm" svg:y="7.65cm">
          <draw:text-box>
            <text:p>Conta a ser transferida: <text:s text:c="3"/></text:p>
          </draw:text-box>
        </draw:frame>
        <draw:frame draw:style-name="gr9" draw:layer="layout" svg:width="3.5cm" svg:height="1.15cm" svg:x="7.3cm" svg:y="8.55cm">
          <draw:text-box>
            <text:p>Agencia:</text:p>
          </draw:text-box>
        </draw:frame>
        <draw:frame draw:style-name="gr9" draw:layer="layout" svg:width="17.2cm" svg:height="1.15cm" svg:x="2cm" svg:y="5.1cm">
          <draw:text-box>
            <text:p text:style-name="P1">TRANSFERENCIAS</text:p>
          </draw:text-box>
        </draw:frame>
        <draw:frame draw:style-name="gr9" draw:layer="layout" svg:width="17.2cm" svg:height="1.15cm" svg:x="2cm" svg:y="18.2cm">
          <draw:text-box>
            <text:p text:style-name="P1">TRANSFERENCIAS</text:p>
          </draw:text-box>
        </draw:frame>
        <draw:custom-shape draw:style-name="gr7" draw:text-style-name="P4" draw:layer="layout" svg:width="3.8cm" svg:height="1.1cm" svg:x="15.1cm" svg:y="26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cm" svg:height="1.1cm" svg:x="15.1cm" svg:y="13cm">
          <text:p text:style-name="P1"><text:span text:style-name="T3">Prosseg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3cm" svg:y="20.6cm">
          <draw:text-box>
            <text:p>Conta a ser transferida: <text:s text:c="3"/></text:p>
          </draw:text-box>
        </draw:frame>
        <draw:frame draw:style-name="gr9" draw:layer="layout" svg:width="3.5cm" svg:height="1.15cm" svg:x="7.5cm" svg:y="21.55cm">
          <draw:text-box>
            <text:p>Agencia:</text:p>
          </draw:text-box>
        </draw:frame>
        <draw:frame draw:style-name="gr15" draw:text-style-name="P9" draw:layer="layout" svg:width="7.5cm" svg:height="1.05cm" svg:x="10.2cm" svg:y="20.65cm">
          <draw:text-box>
            <text:p><text:span text:style-name="T7">XX XXX XXXXXX XXX</text:span></text:p>
          </draw:text-box>
        </draw:frame>
        <draw:frame draw:style-name="gr15" draw:text-style-name="P9" draw:layer="layout" svg:width="7.5cm" svg:height="1.05cm" svg:x="10.2cm" svg:y="21.6cm">
          <draw:text-box>
            <text:p><text:span text:style-name="T7">XXXX</text:span></text:p>
          </draw:text-box>
        </draw:frame>
        <draw:custom-shape draw:style-name="gr7" draw:text-style-name="P4" draw:layer="layout" svg:width="3.8cm" svg:height="1.1cm" svg:x="2.5cm" svg:y="26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9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8.1cm" svg:y="9.65cm">
          <draw:text-box>
            <text:p>Valor:</text:p>
          </draw:text-box>
        </draw:frame>
        <draw:frame draw:style-name="gr15" draw:text-style-name="P9" draw:layer="layout" svg:width="7.5cm" svg:height="1.05cm" svg:x="10.2cm" svg:y="22.4cm">
          <draw:text-box>
            <text:p><text:span text:style-name="T7">XXXXX</text:span></text:p>
          </draw:text-box>
        </draw:frame>
        <draw:frame draw:style-name="gr15" draw:text-style-name="P9" draw:layer="layout" svg:width="7.5cm" svg:height="1.05cm" svg:x="10.2cm" svg:y="23.2cm">
          <draw:text-box>
            <text:p><text:span text:style-name="T7">XXXXXXXXXXXXXXX</text:span></text:p>
          </draw:text-box>
        </draw:frame>
        <draw:frame draw:style-name="gr9" draw:layer="layout" svg:width="3.5cm" svg:height="1.15cm" svg:x="8.3cm" svg:y="22.35cm">
          <draw:text-box>
            <text:p>Valor:</text:p>
          </draw:text-box>
        </draw:frame>
        <draw:frame draw:style-name="gr9" draw:layer="layout" svg:width="4.4cm" svg:height="1.15cm" svg:x="6.3cm" svg:y="23.15cm">
          <draw:text-box>
            <text:p>Observação:</text:p>
          </draw:text-box>
        </draw:frame>
        <draw:custom-shape draw:style-name="gr12" draw:text-style-name="P4" draw:layer="layout" svg:width="3.8cm" svg:height="1.1cm" svg:x="3.1cm" svg:y="13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custom-shape draw:style-name="gr1" draw:text-style-name="P1" draw:layer="layout" svg:width="17.4cm" svg:height="10.8cm" svg:x="1.9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10.2cm" svg:y="6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cm" svg:y="5.75cm">
          <draw:text-box>
            <text:p>Conta a ser depositada: <text:s text:c="3"/></text:p>
          </draw:text-box>
        </draw:frame>
        <draw:frame draw:style-name="gr9" draw:layer="layout" svg:width="3.5cm" svg:height="1.15cm" svg:x="7.3cm" svg:y="6.65cm">
          <draw:text-box>
            <text:p>Agencia:</text:p>
          </draw:text-box>
        </draw:frame>
        <draw:frame draw:style-name="gr9" draw:layer="layout" svg:width="17.2cm" svg:height="1.15cm" svg:x="2cm" svg:y="3.2cm">
          <draw:text-box>
            <text:p text:style-name="P1">DEPOSITOS</text:p>
          </draw:text-box>
        </draw:frame>
        <draw:custom-shape draw:style-name="gr7" draw:text-style-name="P4" draw:layer="layout" svg:width="3.8cm" svg:height="1.1cm" svg:x="15.1cm" svg:y="11.1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8.1cm" svg:y="7.75cm">
          <draw:text-box>
            <text:p>Valor:</text:p>
          </draw:text-box>
        </draw:frame>
        <draw:custom-shape draw:style-name="gr1" draw:text-style-name="P1" draw:layer="layout" svg:width="17.4cm" svg:height="10.8cm" svg:x="1.901cm" svg:y="16.6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01cm" svg:y="16.601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18.001cm">
          <draw:text-box>
            <text:p text:style-name="P1">DEPOSITOS</text:p>
          </draw:text-box>
        </draw:frame>
        <draw:custom-shape draw:style-name="gr7" draw:text-style-name="P4" draw:layer="layout" svg:width="3.8cm" svg:height="1.1cm" svg:x="15.101cm" svg:y="25.801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201cm" svg:y="20.401cm">
          <draw:text-box>
            <text:p>Conta a ser depositada: <text:s text:c="3"/></text:p>
          </draw:text-box>
        </draw:frame>
        <draw:frame draw:style-name="gr9" draw:layer="layout" svg:width="3.5cm" svg:height="1.15cm" svg:x="7.501cm" svg:y="21.351cm">
          <draw:text-box>
            <text:p>Agencia:</text:p>
          </draw:text-box>
        </draw:frame>
        <draw:frame draw:style-name="gr15" draw:text-style-name="P9" draw:layer="layout" svg:width="7.5cm" svg:height="1.05cm" svg:x="10.201cm" svg:y="20.451cm">
          <draw:text-box>
            <text:p><text:span text:style-name="T7">XX XXX XXXXXX XXX</text:span></text:p>
          </draw:text-box>
        </draw:frame>
        <draw:frame draw:style-name="gr15" draw:text-style-name="P9" draw:layer="layout" svg:width="7.5cm" svg:height="1.05cm" svg:x="10.201cm" svg:y="21.401cm">
          <draw:text-box>
            <text:p><text:span text:style-name="T7">XXXX</text:span></text:p>
          </draw:text-box>
        </draw:frame>
        <draw:custom-shape draw:style-name="gr7" draw:text-style-name="P4" draw:layer="layout" svg:width="3.8cm" svg:height="1.1cm" svg:x="2.501cm" svg:y="25.80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7.5cm" svg:height="1.05cm" svg:x="10.201cm" svg:y="22.201cm">
          <draw:text-box>
            <text:p><text:span text:style-name="T7">XXXXX</text:span></text:p>
          </draw:text-box>
        </draw:frame>
        <draw:frame draw:style-name="gr15" draw:text-style-name="P9" draw:layer="layout" svg:width="7.5cm" svg:height="1.05cm" svg:x="10.201cm" svg:y="23.001cm">
          <draw:text-box>
            <text:p><text:span text:style-name="T7">XXXXXXXXXXXXXXX</text:span></text:p>
          </draw:text-box>
        </draw:frame>
        <draw:frame draw:style-name="gr9" draw:layer="layout" svg:width="3.5cm" svg:height="1.15cm" svg:x="8.301cm" svg:y="22.151cm">
          <draw:text-box>
            <text:p>Valor:</text:p>
          </draw:text-box>
        </draw:frame>
        <draw:frame draw:style-name="gr9" draw:layer="layout" svg:width="5.301cm" svg:height="1.15cm" svg:x="5.3cm" svg:y="22.951cm">
          <draw:text-box>
            <text:p>Nº do Envelope:</text:p>
          </draw:text-box>
        </draw:frame>
        <draw:custom-shape draw:style-name="gr12" draw:text-style-name="P4" draw:layer="layout" svg:width="3.8cm" svg:height="1.1cm" svg:x="3.1cm" svg:y="10.9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custom-shape draw:style-name="gr11" draw:text-style-name="P1" draw:layer="layout" svg:width="17.4cm" svg:height="10.8cm" svg:x="1.9cm" svg:y="2.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8cm" svg:y="2.4cm">
          <draw:text-box>
            <text:p text:style-name="P10"><text:span text:style-name="T1">BANCO REAL</text:span></text:p>
          </draw:text-box>
        </draw:frame>
        <draw:frame draw:style-name="gr9" draw:text-style-name="P6" draw:layer="layout" svg:width="17.2cm" svg:height="1.15cm" svg:x="1.9cm" svg:y="3.8cm">
          <draw:text-box>
            <text:p text:style-name="P6">DEPOSITOS</text:p>
          </draw:text-box>
        </draw:frame>
        <draw:custom-shape draw:style-name="gr12" draw:text-style-name="P7" draw:layer="layout" svg:width="3.8cm" svg:height="1.1cm" svg:x="15cm" svg:y="11.6cm">
          <text:p text:style-name="P6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14.3cm" svg:height="4.517cm" svg:x="3.5cm" svg:y="5.35cm">
          <draw:text-box>
            <text:p text:style-name="P8">Atenção: <text:s/>a transferência será realizada para outro banco</text:p>
            <text:p text:style-name="P8"/>
            <text:p text:style-name="P8">Esta operação inclui taxa de TED. Deseja prosseguir?</text:p>
          </draw:text-box>
        </draw:frame>
        <draw:custom-shape draw:style-name="gr12" draw:text-style-name="P7" draw:layer="layout" svg:width="3.8cm" svg:height="1.1cm" svg:x="2.4cm" svg:y="11.6cm">
          <text:p text:style-name="P6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7.2cm" svg:height="1.15cm" svg:x="1.9cm" svg:y="3.8cm">
          <draw:text-box>
            <text:p text:style-name="P6">DEPOSITOS</text:p>
          </draw:text-box>
        </draw:frame>
        <draw:custom-shape draw:style-name="gr12" draw:text-style-name="P7" draw:layer="layout" svg:width="3.8cm" svg:height="1.1cm" svg:x="15cm" svg:y="11.6cm">
          <text:p text:style-name="P6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14.3cm" svg:height="4.517cm" svg:x="3.5cm" svg:y="5.35cm">
          <draw:text-box>
            <text:p text:style-name="P8">Atenção: <text:s/>a transferência será realizada para outro banco</text:p>
            <text:p text:style-name="P8"/>
            <text:p text:style-name="P8">Esta operação inclui taxa de TED. Deseja prosseguir?</text:p>
          </draw:text-box>
        </draw:frame>
        <draw:custom-shape draw:style-name="gr12" draw:text-style-name="P7" draw:layer="layout" svg:width="3.8cm" svg:height="1.1cm" svg:x="2.4cm" svg:y="11.6cm">
          <text:p text:style-name="P6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7.4cm" svg:height="10.8cm" svg:x="2.1cm" svg:y="15.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2.1cm" svg:y="15.7cm">
          <draw:text-box>
            <text:p text:style-name="P10"><text:span text:style-name="T1">BANCO REAL</text:span></text:p>
          </draw:text-box>
        </draw:frame>
        <draw:frame draw:style-name="gr9" draw:text-style-name="P6" draw:layer="layout" svg:width="17.2cm" svg:height="1.15cm" svg:x="2.2cm" svg:y="17.1cm">
          <draw:text-box>
            <text:p text:style-name="P6">DEPOSITOS</text:p>
          </draw:text-box>
        </draw:frame>
        <draw:custom-shape draw:style-name="gr12" draw:text-style-name="P7" draw:layer="layout" svg:width="3.8cm" svg:height="1.1cm" svg:x="15.3cm" svg:y="24.9cm">
          <text:p text:style-name="P6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14.3cm" svg:height="4.517cm" svg:x="7cm" svg:y="19.483cm">
          <draw:text-box>
            <text:p text:style-name="P8"/>
            <text:p text:style-name="P8">Insira seu envelope</text:p>
          </draw:text-box>
        </draw:frame>
        <draw:custom-shape draw:style-name="gr12" draw:text-style-name="P7" draw:layer="layout" svg:width="3.8cm" svg:height="1.1cm" svg:x="2.7cm" svg:y="24.9cm">
          <text:p text:style-name="P6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7.2cm" svg:height="1.15cm" svg:x="2.2cm" svg:y="17.1cm">
          <draw:text-box>
            <text:p text:style-name="P6">DEPOSITOS</text:p>
          </draw:text-box>
        </draw:frame>
        <draw:custom-shape draw:style-name="gr12" draw:text-style-name="P7" draw:layer="layout" svg:width="3.8cm" svg:height="1.1cm" svg:x="15.3cm" svg:y="24.9cm">
          <text:p text:style-name="P6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3.8cm" svg:height="1.1cm" svg:x="2.7cm" svg:y="24.9cm">
          <text:p text:style-name="P6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Padrão">
        <draw:custom-shape draw:style-name="gr1" draw:text-style-name="P1" draw:layer="layout" svg:width="17.4cm" svg:height="10.8cm" svg:x="1.901cm" svg:y="1.8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01cm" svg:y="1.801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10.201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801cm" svg:y="5.751cm">
          <draw:text-box>
            <text:p>Data de Nascimento:</text:p>
          </draw:text-box>
        </draw:frame>
        <draw:frame draw:style-name="gr9" draw:layer="layout" svg:width="17.2cm" svg:height="1.15cm" svg:x="2.001cm" svg:y="3.201cm">
          <draw:text-box>
            <text:p text:style-name="P1">SALDO</text:p>
          </draw:text-box>
        </draw:frame>
        <draw:custom-shape draw:style-name="gr7" draw:text-style-name="P4" draw:layer="layout" svg:width="3.8cm" svg:height="1.1cm" svg:x="15.101cm" svg:y="11.10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4cm" svg:height="10.8cm" svg:x="1.9cm" svg:y="14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4.9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cm" svg:y="16.3cm">
          <draw:text-box>
            <text:p text:style-name="P1">SALDO</text:p>
          </draw:text-box>
        </draw:frame>
        <draw:custom-shape draw:style-name="gr7" draw:text-style-name="P4" draw:layer="layout" svg:width="3.8cm" svg:height="1.1cm" svg:x="15.1cm" svg:y="24.1cm">
          <text:p text:style-name="P1"><text:span text:style-name="T3">Imprim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5.1cm" svg:y="18.7cm">
          <draw:text-box>
            <text:p>Saldo sem limite: <text:s text:c="3"/></text:p>
          </draw:text-box>
        </draw:frame>
        <draw:frame draw:style-name="gr9" draw:layer="layout" svg:width="3.5cm" svg:height="1.15cm" svg:x="8cm" svg:y="19.55cm">
          <draw:text-box>
            <text:p>Limite:</text:p>
          </draw:text-box>
        </draw:frame>
        <draw:frame draw:style-name="gr15" draw:text-style-name="P9" draw:layer="layout" svg:width="7.5cm" svg:height="1.05cm" svg:x="10.2cm" svg:y="18.75cm">
          <draw:text-box>
            <text:p><text:span text:style-name="T7">XX XXX XXXXXX XXX</text:span></text:p>
          </draw:text-box>
        </draw:frame>
        <draw:frame draw:style-name="gr15" draw:text-style-name="P9" draw:layer="layout" svg:width="7.5cm" svg:height="1.05cm" svg:x="10.2cm" svg:y="19.6cm">
          <draw:text-box>
            <text:p><text:span text:style-name="T7">XXXX</text:span></text:p>
          </draw:text-box>
        </draw:frame>
        <draw:custom-shape draw:style-name="gr7" draw:text-style-name="P4" draw:layer="layout" svg:width="3.8cm" svg:height="1.1cm" svg:x="2.5cm" svg:y="24.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7.5cm" svg:height="1.05cm" svg:x="10.2cm" svg:y="20.5cm">
          <draw:text-box>
            <text:p><text:span text:style-name="T7">XXXXX</text:span></text:p>
          </draw:text-box>
        </draw:frame>
        <draw:frame draw:style-name="gr9" draw:layer="layout" svg:width="8.2cm" svg:height="1.15cm" svg:x="4.7cm" svg:y="20.45cm">
          <draw:text-box>
            <text:p>Saldo Com Limite:</text:p>
          </draw:text-box>
        </draw:frame>
      </draw:page>
      <draw:page draw:name="page9" draw:style-name="dp1" draw:master-page-name="Padrão">
        <draw:custom-shape draw:style-name="gr1" draw:text-style-name="P1" draw:layer="layout" svg:width="17.4cm" svg:height="10.8cm" svg:x="1.901cm" svg:y="1.8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01cm" svg:y="1.801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3.201cm">
          <draw:text-box>
            <text:p text:style-name="P1">EXTRATOS</text:p>
          </draw:text-box>
        </draw:frame>
        <draw:custom-shape draw:style-name="gr7" draw:text-style-name="P4" draw:layer="layout" svg:width="3.8cm" svg:height="1.1cm" svg:x="15.101cm" svg:y="11.10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8cm" svg:height="1.1cm" svg:x="5.1cm" svg:y="5.4cm">
          <text:p text:style-name="P1"><text:span text:style-name="T3">Sema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8cm" svg:height="1.1cm" svg:x="5.1cm" svg:y="7.2cm">
          <text:p text:style-name="P1"><text:span text:style-name="T3">Mens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7.4cm" svg:height="10.8cm" svg:x="1.901cm" svg:y="14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5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16.301cm">
          <draw:text-box>
            <text:p text:style-name="P1">EXTRATOS</text:p>
          </draw:text-box>
        </draw:frame>
        <draw:custom-shape draw:style-name="gr7" draw:text-style-name="P4" draw:layer="layout" svg:width="3.8cm" svg:height="1.1cm" svg:x="15.101cm" svg:y="24.101cm">
          <text:p text:style-name="P1"><text:span text:style-name="T3">Imprim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cm" svg:height="1.1cm" svg:x="2.501cm" svg:y="24.10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3" draw:layer="layout" svg:width="10.1cm" svg:height="6.65cm" svg:x="5.6cm" svg:y="17.4cm">
          <draw:text-box>
            <text:p text:style-name="P1"><text:span text:style-name="T8">Saldo</text:span></text:p>
            <text:p text:style-name="P11"><text:span text:style-name="T8">Dia: 00/00/00</text:span></text:p>
            <text:p text:style-name="P11"><text:span text:style-name="T8">Agencia: xxxx</text:span></text:p>
            <text:p text:style-name="P11"><text:span text:style-name="T8">Conta: xxxxx</text:span></text:p>
            <text:p text:style-name="P11"><text:span text:style-name="T8">Cliente: xxxxxxxx</text:span></text:p>
            <text:p text:style-name="P12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2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2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2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2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2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2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2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</draw:text-box>
        </draw:frame>
        <draw:custom-shape draw:style-name="gr19" draw:text-style-name="P1" draw:layer="layout" svg:width="10.7cm" svg:height="6.3cm" draw:transform="skewX (0.00174532925199433) rotate (0.00174532925199433) translate (5.7cm 17.5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4cm" svg:height="6.3cm" svg:x="16cm" svg:y="1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0.4cm" svg:x="16cm" svg:y="1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0.4cm" svg:x="16cm" svg:y="23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0.2cm" svg:x="16cm" svg:y="23.5cm">
          <text:p/>
          <draw:enhanced-geometry svg:viewBox="0 0 21600 21600" draw:text-areas="?f0 0 ?f2 ?f5" draw:type="down-arrow" draw:modifiers="0 5009.476309226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4cm" svg:height="0.2cm" svg:x="16cm" svg:y="17.6cm">
          <text:p/>
          <draw:enhanced-geometry svg:viewBox="0 0 21600 21600" draw:mirror-vertical="true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0" draw:style-name="dp1" draw:master-page-name="Padrão">
        <draw:custom-shape draw:style-name="gr11" draw:text-style-name="P1" draw:layer="layout" svg:width="17.4cm" svg:height="10.8cm" svg:x="1.9cm" svg:y="1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1"><text:span text:style-name="T1">BANCO REAL</text:span></text:p>
          </draw:text-box>
        </draw:frame>
        <draw:custom-shape draw:style-name="gr22" draw:text-style-name="P1" draw:layer="layout" svg:width="7.6cm" svg:height="0.9cm" svg:x="10.2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4.2cm" svg:height="1.673cm" svg:x="6.3cm" svg:y="5.75cm">
          <draw:text-box>
            <text:p>Nº de Série: <text:s text:c="3"/></text:p>
          </draw:text-box>
        </draw:frame>
        <draw:frame draw:style-name="gr9" draw:layer="layout" svg:width="17.2cm" svg:height="1.15cm" svg:x="2cm" svg:y="3.2cm">
          <draw:text-box>
            <text:p text:style-name="P1">PAGAMENTOS</text:p>
          </draw:text-box>
        </draw:frame>
        <draw:custom-shape draw:style-name="gr12" draw:text-style-name="P4" draw:layer="layout" svg:width="3.8cm" svg:height="1.1cm" svg:x="15cm" svg:y="11.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17.5cm" svg:height="0.9cm" svg:x="1.9cm" svg:y="4.1cm">
          <draw:text-box>
            <text:p text:style-name="P1"><text:span text:style-name="T4">Posicione o boleto no sensor ou digite os números de série:</text:span></text:p>
          </draw:text-box>
        </draw:frame>
        <draw:custom-shape draw:style-name="gr11" draw:text-style-name="P1" draw:layer="layout" svg:width="17.4cm" svg:height="10.8cm" svg:x="1.9cm" svg:y="16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01cm" svg:y="16.601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18.001cm">
          <draw:text-box>
            <text:p text:style-name="P1">PAGAMENTOS</text:p>
          </draw:text-box>
        </draw:frame>
        <draw:custom-shape draw:style-name="gr24" draw:text-style-name="P4" draw:layer="layout" svg:width="4.501cm" svg:height="1.1cm" svg:x="14.4cm" svg:y="25.801cm">
          <text:p text:style-name="P1"><text:span text:style-name="T3">Conta Corr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673cm" svg:x="3.201cm" svg:y="20.401cm">
          <draw:text-box>
            <text:p><text:s text:c="13"/>Valor do boleto:</text:p>
            <text:p/>
          </draw:text-box>
        </draw:frame>
        <draw:frame draw:style-name="gr13" draw:layer="layout" svg:width="7.001cm" svg:height="1.673cm" svg:x="4cm" svg:y="21.351cm">
          <draw:text-box>
            <text:p><text:s text:c="5"/>Código de barras:</text:p>
          </draw:text-box>
        </draw:frame>
        <draw:frame draw:style-name="gr15" draw:text-style-name="P9" draw:layer="layout" svg:width="7.5cm" svg:height="1.05cm" svg:x="10.201cm" svg:y="20.451cm">
          <draw:text-box>
            <text:p><text:span text:style-name="T7">XXXXXXX</text:span></text:p>
          </draw:text-box>
        </draw:frame>
        <draw:frame draw:style-name="gr25" draw:text-style-name="P9" draw:layer="layout" svg:width="8.299cm" svg:height="1.673cm" svg:x="10.201cm" svg:y="21.401cm">
          <draw:text-box>
            <text:p><text:span text:style-name="T7">XXXX XXX – XXX <text:s/>XXX X </text:span></text:p>
          </draw:text-box>
        </draw:frame>
        <draw:custom-shape draw:style-name="gr12" draw:text-style-name="P4" draw:layer="layout" svg:width="3.8cm" svg:height="1.1cm" svg:x="2.501cm" svg:y="25.80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4.501cm" svg:height="1.1cm" svg:x="9.5cm" svg:y="25.8cm">
          <text:p text:style-name="P1"><text:span text:style-name="T3">Poup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custom-shape draw:style-name="gr1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cm" svg:y="3.2cm">
          <draw:text-box>
            <text:p text:style-name="P1">SAQUES</text:p>
          </draw:text-box>
        </draw:frame>
        <draw:custom-shape draw:style-name="gr12" draw:text-style-name="P4" draw:layer="layout" svg:width="3.8cm" svg:height="1.1cm" svg:x="15.1cm" svg:y="11.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6cm" svg:height="0.9cm" svg:x="10.2cm" svg:y="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8.1cm" svg:y="5.05cm">
          <draw:text-box>
            <text:p>Valor:</text:p>
          </draw:text-box>
        </draw:frame>
        <draw:custom-shape draw:style-name="gr12" draw:text-style-name="P4" draw:layer="layout" svg:width="3.8cm" svg:height="1.1cm" svg:x="5.2cm" svg:y="8cm">
          <text:p text:style-name="P1"><text:span text:style-name="T3">Poup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8cm" svg:height="1.1cm" svg:x="12cm" svg:y="8cm">
          <text:p text:style-name="P1"><text:span text:style-name="T3">Corr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7.4cm" svg:height="10.8cm" svg:x="2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2cm" svg:y="16.4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1cm" svg:y="17.8cm">
          <draw:text-box>
            <text:p text:style-name="P1">SAQUES</text:p>
          </draw:text-box>
        </draw:frame>
        <draw:custom-shape draw:style-name="gr12" draw:text-style-name="P4" draw:layer="layout" svg:width="3.8cm" svg:height="1.1cm" svg:x="3.2cm" svg:y="25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11.3cm" svg:height="1.673cm" svg:x="4.4cm" svg:y="19.727cm">
          <draw:text-box>
            <text:p>Valor: <text:s/>XXXXX</text:p>
            <text:p>Conta de origem: XXXXX</text:p>
          </draw:text-box>
        </draw:frame>
        <draw:custom-shape draw:style-name="gr12" draw:text-style-name="P4" draw:layer="layout" svg:width="3.8cm" svg:height="1.1cm" svg:x="14.4cm" svg:y="24.8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Padrão">
        <draw:custom-shape draw:style-name="gr11" draw:text-style-name="P1" draw:layer="layout" svg:width="17.4cm" svg:height="10.8cm" svg:x="2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195cm" svg:x="1.9cm" svg:y="1.8cm">
          <draw:text-box>
            <text:p text:style-name="P1"><text:span text:style-name="T1">BANCO REAL</text:span></text:p>
          </draw:text-box>
        </draw:frame>
        <draw:frame draw:style-name="gr9" draw:text-style-name="P6" draw:layer="layout" svg:width="17.2cm" svg:height="1.15cm" svg:x="2cm" svg:y="3.2cm">
          <draw:text-box>
            <text:p text:style-name="P1"><text:span text:style-name="T5">OPERAÇÃO REALIZADA COM SUCESSO! </text:span></text:p>
          </draw:text-box>
        </draw:frame>
        <draw:frame draw:style-name="gr26" draw:text-style-name="P8" draw:layer="layout" svg:width="14.8cm" svg:height="1.856cm" svg:x="3.6cm" svg:y="5.6cm">
          <draw:text-box>
            <text:p><text:span text:style-name="T5">Aguarde a impressão de seu comprovante.</text:span></text:p>
          </draw:text-box>
        </draw:frame>
        <draw:custom-shape draw:style-name="gr12" draw:text-style-name="P7" draw:layer="layout" svg:width="3.8cm" svg:height="1.1cm" svg:x="3.8cm" svg:y="9.9cm">
          <text:p text:style-name="P1"><text:span text:style-name="T6">Termi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4.5cm" svg:height="1.3cm" svg:x="13.8cm" svg:y="10.1cm">
          <text:p text:style-name="P1"><text:span text:style-name="T6">Nova Ope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09:20:00.797096130</meta:creation-date>
    <dc:date>2015-06-13T23:10:12.131889588</dc:date>
    <meta:editing-duration>PT1H50M8S</meta:editing-duration>
    <meta:editing-cycles>15</meta:editing-cycles>
    <meta:generator>LibreOffice/4.3.7.2$Linux_X86_64 LibreOffice_project/430$Build-2</meta:generator>
    <dc:creator>Jonathan Beber</dc:creator>
    <meta:document-statistic meta:object-count="186"/>
  </office:meta>
</office:document-meta>
</file>